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paragraph-rsid="00154e9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paragraph-rsid="00154e9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3">Western-Cullen-Hayes</text:p>
            <text:p text:style-name="P3">333 (Mechanical)</text:p>
            <text:p text:style-name="P2">wchayes-333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5-13T11:18:47.136082955</dc:date>
    <meta:editing-duration>PT10M59S</meta:editing-duration>
    <meta:editing-cycles>5</meta:editing-cycles>
    <meta:generator>LibreOffice/7.1.3.2$Linux_X86_64 LibreOffice_project/10$Build-2</meta:generator>
    <meta:print-date>2021-05-13T11:18:43.533357014</meta:print-date>
    <meta:document-statistic meta:table-count="0" meta:image-count="0" meta:object-count="0" meta:page-count="1" meta:paragraph-count="90" meta:word-count="120" meta:character-count="1530" meta:non-whitespace-character-count="1500"/>
  </office:meta>
</office:document-meta>
</file>